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image/png"/>
  <manifest:file-entry manifest:full-path="Pictures/1000000000000189000001F04DAF5AD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 News</presentation:footer-decl>
      <presentation:date-time-decl presentation:name="dtd1" presentation:source="fixed">2013-03-19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DQM News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News 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Internal deadline for CMSSW_6_2_X is tomorrow.</text:span></text:p>
                <text:list>
                  <text:list-item>
                    <text:p text:style-name="P2"><text:span text:style-name="T5">After today discussion feature freeze will be declared and we will be on bug correction mode.</text:span></text:p>
                  </text:list-item>
                  <text:list-item>
                    <text:p text:style-name="P2"><text:span text:style-name="T5">First internal test tag will be made a week from now. </text:span></text:p>
                  </text:list-item>
                </text:list>
              </text:list-item>
              <text:list-item>
                <text:p text:style-name="P2"><text:span text:style-name="T5">Would be good to have a meeting next week to check on status of developments</text:span></text:p>
                <text:list>
                  <text:list-item>
                    <text:p text:style-name="P2"><text:span text:style-name="T5">I will be in Lisbon so could join LIP people for this.</text:span></text:p>
                  </text:list-item>
                  <text:list-item>
                    <text:p text:style-name="P2"><text:span text:style-name="T5">Today meeting as announced will be focused on the current status of the code and on the tests execu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8H56M27S</meta:editing-duration>
    <meta:editing-cycles>88</meta:editing-cycles>
    <dc:date>2013-03-19T14:42:49</dc:date>
    <meta:generator>LibreOffice/3.5$Linux_x86 LibreOffice_project/350m1$Build-2</meta:generator>
    <dc:creator>Joao Pela</dc:creator>
    <meta:document-statistic meta:object-count="29"/>
  </office:meta>
</office:document-meta>
</file>